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nfig" style:family="table">
      <style:table-properties style:width="17.009cm" fo:margin-left="0cm" table:align="left" style:shadow="none"/>
    </style:style>
    <style:style style:name="Config.A" style:family="table-column">
      <style:table-column-properties style:column-width="3.491cm"/>
    </style:style>
    <style:style style:name="Config.B" style:family="table-column">
      <style:table-column-properties style:column-width="13.518cm"/>
    </style:style>
    <style:style style:name="Config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Config.B1" style:family="table-cell">
      <style:table-cell-properties fo:background-color="transparent" fo:padding="0.049cm" fo:border="0.05pt solid #000000">
        <style:background-image/>
      </style:table-cell-properties>
    </style:style>
    <style:style style:name="Config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Config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20f58" officeooo:paragraph-rsid="00120f58"/>
    </style:style>
    <style:style style:name="P3" style:family="paragraph" style:parent-style-name="Text_20_body">
      <style:text-properties style:font-name="Liberation Sans" officeooo:rsid="0013a552" officeooo:paragraph-rsid="0013a552"/>
    </style:style>
    <style:style style:name="P4" style:family="paragraph" style:parent-style-name="Text_20_body">
      <style:text-properties style:font-name="Liberation Sans" fo:font-weight="normal" officeooo:rsid="00167fcd" officeooo:paragraph-rsid="00167fcd" style:font-weight-asian="normal" style:font-weight-complex="normal"/>
    </style:style>
    <style:style style:name="P5" style:family="paragraph" style:parent-style-name="Text_20_body">
      <style:text-properties officeooo:rsid="0011f3c9" officeooo:paragraph-rsid="0011f3c9"/>
    </style:style>
    <style:style style:name="P6" style:family="paragraph" style:parent-style-name="Text_20_body">
      <style:text-properties style:font-name="Nimbus Sans L" fo:font-weight="normal" officeooo:rsid="0014b461" officeooo:paragraph-rsid="0014b461" style:font-weight-asian="normal" style:font-weight-complex="normal"/>
    </style:style>
    <style:style style:name="P7" style:family="paragraph" style:parent-style-name="Text_20_body">
      <style:text-properties style:font-name="Nimbus Sans L" fo:font-weight="normal" officeooo:rsid="00153609" officeooo:paragraph-rsid="001ab2f9" style:font-weight-asian="normal" style:font-weight-complex="normal"/>
    </style:style>
    <style:style style:name="P8" style:family="paragraph" style:parent-style-name="Heading_20_1">
      <style:text-properties style:font-name="Liberation Sans"/>
    </style:style>
    <style:style style:name="P9" style:family="paragraph" style:parent-style-name="Text_20_body" style:list-style-name="L1">
      <style:text-properties style:font-name="Liberation Sans" officeooo:rsid="0013a552" officeooo:paragraph-rsid="0013a552"/>
    </style:style>
    <style:style style:name="P10" style:family="paragraph" style:parent-style-name="Text_20_body" style:list-style-name="L1">
      <style:text-properties style:font-name="Nimbus Sans L" fo:font-weight="normal" officeooo:rsid="0014b461" officeooo:paragraph-rsid="0014b461" style:font-weight-asian="normal" style:font-weight-complex="normal"/>
    </style:style>
    <style:style style:name="P11" style:family="paragraph" style:parent-style-name="Text_20_body">
      <style:text-properties style:font-name="Nimbus Sans L" fo:font-weight="normal" officeooo:rsid="00167fcd" officeooo:paragraph-rsid="00168514" style:font-weight-asian="normal" style:font-weight-complex="normal"/>
    </style:style>
    <style:style style:name="P12" style:family="paragraph" style:parent-style-name="Text_20_body">
      <style:text-properties style:font-name="Nimbus Sans L" fo:font-weight="normal" officeooo:rsid="001b0654" officeooo:paragraph-rsid="001b0654" style:font-weight-asian="normal" style:font-weight-complex="normal"/>
    </style:style>
    <style:style style:name="P13" style:family="paragraph" style:parent-style-name="Text_20_body">
      <style:text-properties style:font-name="Nimbus Sans L" fo:font-weight="normal" officeooo:rsid="001cab97" officeooo:paragraph-rsid="001cab97" style:font-weight-asian="normal" style:font-weight-complex="normal"/>
    </style:style>
    <style:style style:name="P14" style:family="paragraph" style:parent-style-name="Text_20_body">
      <style:text-properties style:font-name="Nimbus Sans L" fo:font-weight="normal" officeooo:rsid="001cac32" officeooo:paragraph-rsid="001cac32" style:font-weight-asian="normal" style:font-weight-complex="normal"/>
    </style:style>
    <style:style style:name="P15" style:family="paragraph" style:parent-style-name="Text_20_body" style:list-style-name="L2">
      <style:text-properties style:font-name="Nimbus Sans L" fo:font-weight="normal" officeooo:rsid="001cac32" officeooo:paragraph-rsid="001cac32" style:font-weight-asian="normal" style:font-weight-complex="normal"/>
    </style:style>
    <style:style style:name="P16" style:family="paragraph" style:parent-style-name="Text_20_body">
      <style:text-properties style:font-name="Nimbus Sans L" fo:font-weight="normal" officeooo:rsid="001cab97" officeooo:paragraph-rsid="001cab97" style:font-size-asian="10.5pt" style:font-weight-asian="normal" style:font-weight-complex="normal"/>
    </style:style>
    <style:style style:name="P17" style:family="paragraph" style:parent-style-name="Text_20_body">
      <style:text-properties officeooo:rsid="0011f3c9" officeooo:paragraph-rsid="001b0654"/>
    </style:style>
    <style:style style:name="P18" style:family="paragraph" style:parent-style-name="Text_20_body" style:list-style-name="L2">
      <style:text-properties style:font-name="Nimbus Sans L" fo:font-weight="normal" officeooo:rsid="001cac32" officeooo:paragraph-rsid="001cac32" style:font-weight-asian="normal" style:font-weight-complex="normal"/>
    </style:style>
    <style:style style:name="P19" style:family="paragraph" style:parent-style-name="Heading_20_2">
      <style:text-properties officeooo:rsid="0011f3c9" officeooo:paragraph-rsid="0011f3c9"/>
    </style:style>
    <style:style style:name="P20" style:family="paragraph" style:parent-style-name="Table_20_Contents">
      <style:text-properties style:font-name="Nimbus Sans L" officeooo:rsid="001cab97" officeooo:paragraph-rsid="001cab97" style:font-size-asian="10.5pt"/>
    </style:style>
    <style:style style:name="P21" style:family="paragraph" style:parent-style-name="Table_20_Contents">
      <style:text-properties style:font-name="Nimbus Sans L" officeooo:rsid="001cac32" officeooo:paragraph-rsid="001cac32" style:font-size-asian="10.5pt"/>
    </style:style>
    <style:style style:name="P22" style:family="paragraph" style:parent-style-name="Table_20_Contents">
      <style:text-properties style:font-name="Nimbus Mono L" fo:font-weight="bold" officeooo:rsid="001cac32" officeooo:paragraph-rsid="001cac32" style:font-size-asian="10.5pt" style:font-weight-asian="bold" style:font-weight-complex="bold"/>
    </style:style>
    <style:style style:name="T1" style:family="text">
      <style:text-properties officeooo:rsid="0011b520"/>
    </style:style>
    <style:style style:name="T2" style:family="text">
      <style:text-properties officeooo:rsid="00120f58"/>
    </style:style>
    <style:style style:name="T3" style:family="text">
      <style:text-properties officeooo:rsid="0011f3c9"/>
    </style:style>
    <style:style style:name="T4" style:family="text">
      <style:text-properties style:font-name="Nimbus Mono L" fo:font-weight="bold" style:font-weight-asian="bold" style:font-weight-complex="bold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9f468" style:font-weight-asian="bold" style:font-weight-complex="bold"/>
    </style:style>
    <style:style style:name="T7" style:family="text">
      <style:text-properties officeooo:rsid="00153609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167fcd"/>
    </style:style>
    <style:style style:name="T10" style:family="text">
      <style:text-properties style:font-name="Liberation Sans" officeooo:rsid="0019f468"/>
    </style:style>
    <style:style style:name="T11" style:family="text">
      <style:text-properties style:font-name="Liberation Sans" officeooo:rsid="001ab2f9"/>
    </style:style>
    <style:style style:name="T12" style:family="text">
      <style:text-properties officeooo:rsid="00168514"/>
    </style:style>
    <style:style style:name="T13" style:family="text">
      <style:text-properties officeooo:rsid="001b0654"/>
    </style:style>
    <style:style style:name="T14" style:family="text">
      <style:text-properties style:font-name="Liberation Mono"/>
    </style:style>
    <style:style style:name="T15" style:family="text">
      <style:text-properties style:font-name="Liberation Mono" fo:font-weight="bold" style:font-weight-asian="bold" style:font-weight-complex="bold"/>
    </style:style>
    <style:style style:name="T16" style:family="text">
      <style:text-properties style:font-name="Liberation Mono" fo:font-weight="bold" officeooo:rsid="001b0654" style:font-weight-asian="bold" style:font-weight-complex="bold"/>
    </style:style>
    <style:style style:name="T17" style:family="text">
      <style:text-properties style:font-name="Liberation Mono" fo:font-weight="bold" style:font-size-asian="10.5pt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Nimbus Mono L" fo:font-weight="bold" style:font-weight-asian="bold" style:font-weight-complex="bold"/>
    </style:style>
    <style:style style:name="T20" style:family="text">
      <style:text-properties style:font-name="Nimbus Mono L" fo:font-weight="bold" officeooo:rsid="001b0654" style:font-weight-asian="bold" style:font-weight-complex="bold"/>
    </style:style>
    <style:style style:name="T21" style:family="text">
      <style:text-properties officeooo:rsid="001c1ae3"/>
    </style:style>
    <style:style style:name="T22" style:family="text">
      <style:text-properties officeooo:rsid="001cac32"/>
    </style:style>
    <style:style style:name="T23" style:family="text">
      <style:text-properties style:font-name="Nimbus Sans L"/>
    </style:style>
    <style:style style:name="T24" style:family="text">
      <style:text-properties style:font-name="Nimbus Sans L" fo:font-weight="bold" style:font-weight-asian="bold" style:font-weight-complex="bold"/>
    </style:style>
    <style:style style:name="T25" style:family="text">
      <style:text-properties style:font-name="Nimbus Sans 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z</text:span>eroconf-lookup</text:h>
      <text:p text:style-name="P1">Browser WebExtension for finding local <text:span text:style-name="T2">web servers</text:span> using Zeroconf <text:span text:style-name="T13">(which is called Bonjour in the OSX / macOS world).</text:span></text:p>
      <text:h text:style-name="P19" text:outline-level="2">WebExtensions and Zeroconf</text:h>
      <text:p text:style-name="P5">In contemporary Chrome and Firefox browsers (as well as in Safari and others) the Zeroconf discovery has been removed for security reasons. It seems <text:span text:style-name="T13">that </text:span>the only viable alternative is using WebExtensions and NativeMessaging. They work quite similarly in both browsers, <text:span text:style-name="T13">with Chrome leading the way and Firefox following suit.</text:span></text:p>
      <text:p text:style-name="P17">NativeMessaging requires an independent host application. This application needs to be installed independently from the browser by means of the operating system. The browser will nevertheless invoke and terminate th<text:span text:style-name="T13">is</text:span> application.</text:p>
      <text:h text:style-name="Heading_20_2" text:outline-level="2">Purpose of this repository</text:h>
      <text:p text:style-name="P2">This repository aims to provide various methods for getting back Zeroconf into the browser. It contains both the standalone <text:span text:style-name="T3">host application </text:span>and the browser extension. The first implementation features a host program written in C on Linux and an extension running under Firefox. Since it uses NativeMessaging, it needs Firefox Version 50.0 or newer, including Firefox Quantum.</text:p>
      <text:h text:style-name="Heading_20_2" text:outline-level="2">TODO</text:h>
      <text:p text:style-name="P3">There are beginnings and fragments of a host application written in Go and another one in Python. <text:span text:style-name="T12">Maybe another one using NodeJS. </text:span>Apple OSX (or macOS), Android, and Windows are next on the list, as well as versions for Chrome and maybe more. Another topic is test driven development <text:span text:style-name="T13">and host application packaging</text:span>, which is not yet included.</text:p>
      <text:h text:style-name="Heading_20_2" text:outline-level="2"><text:span text:style-name="T21">The C</text:span> host application</text:h>
      <text:h text:style-name="Heading_20_3" text:outline-level="3">Installation</text:h>
      <text:p text:style-name="P3">As of today the host application has only been written in C. It <text:span text:style-name="T13">tries to use Avahi, but will work standalone if it can’t find </text:span><text:span text:style-name="T20">avahi-browse</text:span><text:span text:style-name="T13">. It </text:span>is completely self contained, i.e. it does not rely on any third party library. Users need to compile and install it <text:span text:style-name="T7">manually</text:span>.</text:p>
      <text:list xml:id="list7987901194335358425" text:style-name="L1">
        <text:list-item>
          <text:p text:style-name="P9">Download or clone this repository</text:p>
        </text:list-item>
        <text:list-item>
          <text:p text:style-name="P9">Change dir into <text:span text:style-name="T5">Host-C</text:span> and run <text:span text:style-name="T4">make</text:span></text:p>
        </text:list-item>
        <text:list-item>
          <text:p text:style-name="P10">For user installation run <text:span text:style-name="T4">make user</text:span> (does not require root privileges)</text:p>
        </text:list-item>
        <text:list-item>
          <text:p text:style-name="P10">For system wide installation run <text:span text:style-name="T4">make root</text:span> (requires root privileges)</text:p>
        </text:list-item>
      </text:list>
      <text:p text:style-name="P6"><text:soft-page-break/>The steps 3 and 4 also install the manifest used by Firefox (and also the one for Chrome) in the standard location.</text:p>
      <text:p text:style-name="P11"><text:span text:style-name="T13">If Avahi ist available, the answers usually return immediately, because the </text:span><text:span text:style-name="T16">avahi‑daemon</text:span><text:span text:style-name="T13"> maintains current state. Otherwise</text:span> the program waits for 3 seconds and returns all collected answers. <text:span text:style-name="T13">So far, I have not been able to use Connection-based messaging. A possible hint can be found under </text:span><text:a xlink:type="simple" xlink:href="https://discourse.mozilla.org/t/connection-based-native-messaging-doesnt-work-in-popups/17185" text:style-name="Internet_20_link" text:visited-style-name="Visited_20_Internet_20_Link"><text:span text:style-name="T13">https://discourse.mozilla.org/t/connection-based-native-messaging-doesnt-work-in-popups/17185</text:span></text:a></text:p>
      <text:p text:style-name="P12">The C program sends Log output to the <text:span text:style-name="T15">syslog(3)</text:span> <text:span text:style-name="T15">USER</text:span> facility, usually only with <text:span text:style-name="T17">INFO</text:span>, <text:span text:style-name="T17">WARNING</text:span>, <text:span text:style-name="T17">ERROR</text:span> or <text:span text:style-name="T17">FATAL</text:span> severity. By means of a config file it is possible to send also <text:span text:style-name="T17">DEBUG</text:span> messages. <text:span text:style-name="T21">See below for configuring.</text:span></text:p>
      <text:h text:style-name="Heading_20_3" text:outline-level="3">Configuration</text:h>
      <text:p text:style-name="P13">Firefox always calls the application without command line parameters. There are three variables that can be changed, and <text:span text:style-name="T4">zeroconf_lookup</text:span> checks for them in several standard locations. The first one found is used, so locations cannot be mixed.</text:p>
      <text:p text:style-name="P13">The three variables and their default value are:</text:p>
      <table:table table:name="Config" table:style-name="Config">
        <table:table-column table:style-name="Config.A"/>
        <table:table-column table:style-name="Config.B"/>
        <table:table-row>
          <table:table-cell table:style-name="Config.A1" office:value-type="string">
            <text:p text:style-name="P16">timeout=3</text:p>
          </table:table-cell>
          <table:table-cell table:style-name="Config.B1" office:value-type="string">
            <text:p text:style-name="P20">The timeout if the built-in mDNS-SD discovery is used, i.e. Avahi is not found or not used. The number must be in the range from 1 to 9.</text:p>
          </table:table-cell>
        </table:table-row>
        <table:table-row>
          <table:table-cell table:style-name="Config.A2" office:value-type="string">
            <text:p text:style-name="P16">avahi=1</text:p>
          </table:table-cell>
          <table:table-cell table:style-name="Config.B2" office:value-type="string">
            <text:p text:style-name="P20">Use Avahi if available and. <text:span text:style-name="T22">Disable Avahi browsing by setting to 0. </text:span>A sub-process is forked an<text:span text:style-name="T22">d</text:span> <text:span text:style-name="T24">avahi-browse</text:span> ist called with the following command line:</text:p>
            <text:p text:style-name="P22">avahi-browse --resolve --parsable --no-db-lookup --terminate _http._tcp 2&gt;/dev/null</text:p>
          </table:table-cell>
        </table:table-row>
        <table:table-row>
          <table:table-cell table:style-name="Config.A2" office:value-type="string">
            <text:p text:style-name="P16">debug=0</text:p>
          </table:table-cell>
          <table:table-cell table:style-name="Config.B2" office:value-type="string">
            <text:p text:style-name="P21">Debugging is enabled setting this value to 1.</text:p>
          </table:table-cell>
        </table:table-row>
      </table:table>
      <text:p text:style-name="P13"/>
      <text:p text:style-name="P14">An example configuration file is included in the repository called <text:span text:style-name="T15">zeroconf_lookup.conf.example</text:span>. It enabled debugging. The following locations are checked in descending order:</text:p>
      <text:list xml:id="list7441900441868198537" text:style-name="L2">
        <text:list-item>
          <text:p text:style-name="P15">An environment variable called <text:span text:style-name="T15">ZEROCONF_LOOKUP</text:span><text:line-break/>Example: <text:span text:style-name="T15">ZEROCONF_LOOKUP=”avahi=0;debug=1”</text:span></text:p>
        </text:list-item>
        <text:list-item>
          <text:p text:style-name="P15">A file called <text:span text:style-name="T15">zeroconf_lookup.conf</text:span> in the calling user’s <text:span text:style-name="T15">HOME</text:span> directory.</text:p>
        </text:list-item>
        <text:list-item>
          <text:p text:style-name="P15">A file called <text:span text:style-name="T15">/etc/zeroconf_lookup.conf</text:span></text:p>
        </text:list-item>
        <text:list-item>
          <text:p text:style-name="P15">A file called <text:span text:style-name="T15">zeroconf_lookup.conf</text:span> in the directory where the executable is found.</text:p>
        </text:list-item>
      </text:list>
      <text:h text:style-name="Heading_20_2" text:outline-level="2"><text:soft-page-break/>Installation – Firefox <text:s/><text:span text:style-name="T8">WebExtension</text:span></text:h>
      <text:p text:style-name="P7"><text:span text:style-name="T8">The extension </text:span><text:span text:style-name="T11">is available for production from </text:span><text:a xlink:type="simple" xlink:href="https://addons.mozilla.org/en-US/firefox/addon/railduino-zeroconf-lookup/" text:style-name="Internet_20_link" text:visited-style-name="Visited_20_Internet_20_Link"><text:span text:style-name="T11">https://addons.mozilla.org/en-US/firefox/addon/railduino-zeroconf-lookup/</text:span></text:a><text:span text:style-name="T11"> and has been approved by the Firefox add-ons Team. It can also been installed in debugging mode from the Git repository</text:span><text:span text:style-name="T9">. See </text:span><text:a xlink:type="simple" xlink:href="https://developer.mozilla.org/en-US/Add-ons/WebExtensions/WebExtensions_and_the_Add-on_ID#Basic_workflow_with_no_add-on_ID" text:style-name="Internet_20_link" text:visited-style-name="Visited_20_Internet_20_Link"><text:span text:style-name="T9">https://developer.mozilla.org/en-US/Add-ons/WebExtensions/WebExtensions_and_the_Add-on_ID#Basic_workflow_with_no_add-on_ID</text:span></text:a><text:span text:style-name="T9"> for an explanation ho</text:span><text:span text:style-name="T10">w</text:span><text:span text:style-name="T9"> to install. </text:span><text:span text:style-name="T10">The Firefox directory within the local copy of the repository is the location that needs to be loaded. The manifest there includes the path that has been setup with the </text:span><text:span text:style-name="T6">make</text:span><text:span text:style-name="T10"> command for the host application above.</text:span></text:p>
      <text:h text:style-name="Heading_20_2" text:outline-level="2">Contributing to this repository</text:h>
      <text:p text:style-name="P4">Contributions and comments are welcom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ans2" fo:font-family="'Liberation Sans'" style:font-style-name="Fett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12:55.399465443</meta:creation-date>
    <dc:date>2018-01-07T15:08:03.294681942</dc:date>
    <meta:editing-duration>PT53M15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3" meta:paragraph-count="38" meta:word-count="687" meta:character-count="4623" meta:non-whitespace-character-count="3984"/>
  </office:meta>
</office:document-meta>
</file>